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19979" officeooo:paragraph-rsid="00019979"/>
    </style:style>
    <style:style style:name="P2" style:family="paragraph" style:parent-style-name="Title">
      <style:paragraph-properties fo:line-height="100%" fo:padding="0.049cm" fo:border="0.06pt solid #000000"/>
    </style:style>
    <style:style style:name="P3" style:family="paragraph" style:parent-style-name="Subtitle">
      <style:paragraph-properties fo:line-height="100%"/>
    </style:style>
    <style:style style:name="P4" style:family="paragraph" style:parent-style-name="Subtitle">
      <style:paragraph-properties fo:line-height="100%"/>
      <style:text-properties fo:font-size="14pt" fo:font-style="italic" fo:font-weight="bold" style:font-size-asian="18pt" style:font-style-asian="italic" style:font-weight-asian="bold" style:font-size-complex="18pt" style:font-style-complex="italic" style:font-weight-complex="bold"/>
    </style:style>
    <style:style style:name="P5" style:family="paragraph" style:parent-style-name="Text_20_body">
      <style:paragraph-properties fo:line-height="100%" fo:text-align="justify" style:justify-single-word="false"/>
      <style:text-properties officeooo:rsid="00019979" officeooo:paragraph-rsid="00019979"/>
    </style:style>
    <style:style style:name="P6" style:family="paragraph" style:parent-style-name="Text_20_body">
      <style:paragraph-properties fo:line-height="100%" fo:text-align="justify" style:justify-single-word="false"/>
      <style:text-properties officeooo:rsid="0006a855" officeooo:paragraph-rsid="0006a855"/>
    </style:style>
    <style:style style:name="P7" style:family="paragraph" style:parent-style-name="Text_20_body">
      <style:paragraph-properties fo:line-height="100%" fo:text-align="justify" style:justify-single-word="false"/>
      <style:text-properties officeooo:rsid="00037217" officeooo:paragraph-rsid="00037217"/>
    </style:style>
    <style:style style:name="P8" style:family="paragraph" style:parent-style-name="Text_20_body">
      <style:paragraph-properties fo:line-height="100%" fo:text-align="justify" style:justify-single-word="false"/>
      <style:text-properties officeooo:rsid="00054f5c" officeooo:paragraph-rsid="00054f5c"/>
    </style:style>
    <style:style style:name="P9" style:family="paragraph" style:parent-style-name="Text_20_body">
      <style:paragraph-properties fo:line-height="100%" fo:text-align="justify" style:justify-single-word="false"/>
      <style:text-properties officeooo:paragraph-rsid="00062edd"/>
    </style:style>
    <style:style style:name="P10" style:family="paragraph" style:parent-style-name="Text_20_body">
      <style:paragraph-properties fo:line-height="100%" fo:text-align="justify" style:justify-single-word="false"/>
      <style:text-properties officeooo:paragraph-rsid="0009b166"/>
    </style:style>
    <style:style style:name="P11" style:family="paragraph" style:parent-style-name="Text_20_body">
      <style:paragraph-properties fo:line-height="100%" fo:text-align="justify" style:justify-single-word="false"/>
      <style:text-properties officeooo:rsid="00062edd" officeooo:paragraph-rsid="00062edd"/>
    </style:style>
    <style:style style:name="P12" style:family="paragraph" style:parent-style-name="Text_20_body" style:list-style-name="L1">
      <style:paragraph-properties fo:line-height="100%" fo:text-align="justify" style:justify-single-word="false"/>
      <style:text-properties style:font-name="Liberation Sans" fo:font-weight="bold" officeooo:rsid="00019979" officeooo:paragraph-rsid="00019979" style:font-weight-asian="bold" style:font-weight-complex="bold"/>
    </style:style>
    <style:style style:name="P13" style:family="paragraph" style:parent-style-name="Text_20_body">
      <style:paragraph-properties fo:line-height="100%" fo:text-align="justify" style:justify-single-word="false"/>
      <style:text-properties officeooo:rsid="000a7aaf" officeooo:paragraph-rsid="000a7aaf"/>
    </style:style>
    <style:style style:name="P14" style:family="paragraph" style:parent-style-name="Text_20_body">
      <style:paragraph-properties fo:line-height="100%" fo:text-align="justify" style:justify-single-word="false"/>
      <style:text-properties officeooo:paragraph-rsid="000a7aaf"/>
    </style:style>
    <style:style style:name="P15" style:family="paragraph" style:parent-style-name="Text_20_body">
      <style:paragraph-properties fo:line-height="100%" fo:text-align="justify" style:justify-single-word="false"/>
      <style:text-properties officeooo:paragraph-rsid="0003851d"/>
    </style:style>
    <style:style style:name="T1" style:family="text">
      <style:text-properties officeooo:rsid="00019979"/>
    </style:style>
    <style:style style:name="T2" style:family="text">
      <style:text-properties officeooo:rsid="0003851d"/>
    </style:style>
    <style:style style:name="T3" style:family="text">
      <style:text-properties officeooo:rsid="00057a04"/>
    </style:style>
    <style:style style:name="T4" style:family="text">
      <style:text-properties officeooo:rsid="00062edd"/>
    </style:style>
    <style:style style:name="T5" style:family="text">
      <style:text-properties officeooo:rsid="0006a855"/>
    </style:style>
    <style:style style:name="T6" style:family="text">
      <style:text-properties fo:font-style="italic" style:font-style-asian="italic" style:font-style-complex="italic"/>
    </style:style>
    <style:style style:name="T7" style:family="text">
      <style:text-properties fo:font-style="italic" officeooo:rsid="000a7aaf" style:font-style-asian="italic" style:font-style-complex="italic"/>
    </style:style>
    <style:style style:name="T8" style:family="text">
      <style:text-properties fo:font-style="italic" officeooo:rsid="0003851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07566a"/>
    </style:style>
    <style:style style:name="T12" style:family="text">
      <style:text-properties officeooo:rsid="0009b166"/>
    </style:style>
    <style:style style:name="T13" style:family="text">
      <style:text-properties officeooo:rsid="000a7aaf"/>
    </style:style>
    <style:style style:name="T14" style:family="text">
      <style:text-properties officeooo:rsid="000b5f4b"/>
    </style:style>
    <style:style style:name="T1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ext:span text:style-name="T1">IG</text:span>. Ejercicio 2. Cuestiones</text:p>
      <text:p text:style-name="P3">ALONSO BUENO HERRERO</text:p>
      <text:p text:style-name="P4">CURSO 2020/21</text:p>
      <text:list xml:id="list620332717" text:style-name="L1">
        <text:list-item>
          <text:p text:style-name="P12">¿Qué es un MDT?</text:p>
        </text:list-item>
      </text:list>
      <text:p text:style-name="P7">Un <text:span text:style-name="T9">Modelo Digital del Terreno</text:span> <text:span text:style-name="T4">(MDT)</text:span> <text:span text:style-name="T2">podemos entenderlo como un raster donde cada celda indica la altitud del terreno en ese cuadrado. Consideramos que el raster solo tiene una capa.</text:span></text:p>
      <text:p text:style-name="P15"><text:span text:style-name="T2">Es diferente del </text:span><text:span text:style-name="T8">Modelo Digital de Elevaciones</text:span><text:span text:style-name="T2">, pues éste último también tiene en cuenta para medir las alturas edificaciones y elementos semejantes en cada cuadrado del ráster. </text:span><text:span text:style-name="T12">A pesar de esta diferencia, se suelen usar los dos </text:span><text:span text:style-name="T14">términos</text:span><text:span text:style-name="T12"> (MDT y MDE) para referirse al </text:span><text:span text:style-name="T14">mismo concepto</text:span><text:span text:style-name="T12">. </text:span></text:p>
      <text:list xml:id="list161019587828629" text:continue-numbering="true" text:style-name="L1">
        <text:list-item>
          <text:p text:style-name="P12">¿Qué es el SRC y cómo afecta a la visualización de los datos geográficos?</text:p>
        </text:list-item>
      </text:list>
      <text:p text:style-name="P8"><text:span text:style-name="T15">SRC</text:span> son las siglas de Sistema de Referencia de Coordenadas, y tiene como objetivo básico establecer la correspondencia entre el mapa y el lugar real de la Tierra que se quiere representar. Se ayuda para esta tarea de las proyecciones cartográficas, tal que en función de cuál de ellas escoja, afectará de una forma u otra a la visualización de los datos geográficos. </text:p>
      <text:list xml:id="list161019976493307" text:continue-numbering="true" text:style-name="L1">
        <text:list-item>
          <text:p text:style-name="P12">¿Qué es el EPSG asociado a una capa de información geográfica?</text:p>
        </text:list-item>
      </text:list>
      <text:p text:style-name="P9"><text:span text:style-name="T3">EPSG fue una organización europea asociada al petróleo, de la cual surgió </text:span><text:span text:style-name="T4">un gran repositorio con sistemas de referencia que están en pleno uso. Algunos ejemplos de códigos asociados a estos sistemas de referencia </text:span><text:span text:style-name="T12">son</text:span><text:span text:style-name="T4">: EPSG-4230, EPSG-25829, etc. </text:span></text:p>
      <text:list xml:id="list161020170595538" text:continue-numbering="true" text:style-name="L1">
        <text:list-item>
          <text:p text:style-name="P12">¿En qué consiste georreferenciar una imagen?</text:p>
        </text:list-item>
      </text:list>
      <text:p text:style-name="P11">Georreferenciar una imagen consiste en ubicar puntos geográficos de interés en <text:span text:style-name="T5">ella</text:span>. <text:s/></text:p>
      <text:list xml:id="list161019010283434" text:continue-numbering="true" text:style-name="L1">
        <text:list-item>
          <text:p text:style-name="P12">¿Por qué son importantes los metadatos en SIG?</text:p>
        </text:list-item>
      </text:list>
      <text:p text:style-name="P13">Los metadatos de la información geográfica permiten a usuarios o desarrolladores, o ambos, poder acceder a la información de formas distintas, atendiendo a los valores que tomen esos metadatos; por ejemplo: acceder a los mapas que tengan un determinado código EPSG.</text:p>
      <text:p text:style-name="P14"><text:span text:style-name="T13">En general, aportan información básica (título, autores, aspectos legales) y algunos otros más concretos como la extensión geográfica, la proyección, etiquetas (</text:span><text:span text:style-name="T7">labels</text:span><text:span text:style-name="T13">), etc. </text:span></text:p>
      <text:p text:style-name="P14"><text:span text:style-name="T13">Por todo ello, se les considera una potente herramienta de consulta sobre información geográfica.</text:span></text:p>
      <text:list xml:id="list161020249912436" text:continue-numbering="true" text:style-name="L1">
        <text:list-item>
          <text:p text:style-name="P12">¿Qué son las firmas espectrales?</text:p>
        </text:list-item>
      </text:list>
      <text:p text:style-name="P10"><text:span text:style-name="T1">Diferentes tipos de superficies, como </text:span><text:span text:style-name="T12">la tierra</text:span><text:span text:style-name="T1"> o la vegetación, reflejan la radiación de manera distinta. La radiación reflejada en función de la longitud de onda </text:span><text:span text:style-name="T12">es l</text:span><text:span text:style-name="T1">a firma espectral de la superficie. </text:span></text:p>
      <text:list xml:id="list161019524951570" text:continue-numbering="true" text:style-name="L1">
        <text:list-item>
          <text:p text:style-name="P12">¿Qué diferencia hay entre una fotografía y una ortofotografía?</text:p>
        </text:list-item>
      </text:list>
      <text:p text:style-name="P6">Una fotografía es una instantánea hecha a una determinada superficie, por ejemplo, sobre un determinado barrio, donde está presente (obviamente) la perspectiva. La ortofotografía es la fotografía <text:soft-page-break/>proyectada sobre un plano (es un fase de orto-rectificación a partir de la fotografía original donde se elimina la perspectiva). </text:p>
      <text:list xml:id="list161019597359631" text:continue-numbering="true" text:style-name="L1">
        <text:list-item>
          <text:p text:style-name="P12">¿Qué es VGI (relacionado con información geográfica)?</text:p>
        </text:list-item>
      </text:list>
      <text:p text:style-name="P6">Consiste en aplicar la filosofía de la Web 2.0 al ámbito de la información geográfica, pues se basa en la <text:span text:style-name="T10">libre</text:span> creación y difusión de información geográfica a través de la Web de la mano de “voluntarios”. Algunas iniciativas: OpenStree<text:span text:style-name="T11">t</text:span>Map.</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text-properties style:font-name="Liberation Sans" fo:font-family="'Liberation Sans'" style:font-family-generic="swiss" style:font-pitch="variable" style:text-underline-style="non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19979" officeooo:paragraph-rsid="0001997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stemas de Información Geográfica<text:tab/><text:tab/>Alonso Bueno Herrero</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0-25T16:10:18.055000000</dc:date>
    <meta:editing-duration>PT43M32S</meta:editing-duration>
    <meta:editing-cycles>5</meta:editing-cycles>
    <meta:document-statistic meta:table-count="0" meta:image-count="0" meta:object-count="0" meta:page-count="2" meta:paragraph-count="23" meta:word-count="475" meta:character-count="2992" meta:non-whitespace-character-count="2539"/>
  </office:meta>
</office:document-meta>
</file>